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cccccc" draw:textarea-horizontal-align="justify" draw:textarea-vertical-align="middle" draw:auto-grow-height="false" fo:min-height="2.88cm" fo:min-width="9.8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012cm" fo:min-width="4.366cm" draw:shadow="visible" draw:shadow-offset-x="0.152cm" draw:shadow-offset-y="0.152cm" draw:shadow-opacity="70%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798cm" fo:min-width="3.437cm" draw:shadow="visible" draw:shadow-offset-x="0.152cm" draw:shadow-offset-y="0.152cm" draw:shadow-opacity="70%"/>
    </style:style>
    <style:style style:name="gr4" style:family="graphic" style:parent-style-name="standard">
      <style:graphic-properties svg:stroke-color="#ffffff" draw:fill-color="#cccccc" draw:textarea-horizontal-align="justify" draw:textarea-vertical-align="middle" draw:auto-grow-height="false" fo:min-height="3.761cm" fo:min-width="18.06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3.056cm" draw:shadow="visible" draw:shadow-offset-x="0.152cm" draw:shadow-offset-y="0.152cm" draw:shadow-opacity="70%"/>
    </style:style>
    <style:style style:name="gr6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859cm" fo:min-width="5.215cm" draw:shadow="visible" draw:shadow-offset-x="0.152cm" draw:shadow-offset-y="0.152cm" draw:shadow-opacity="70%"/>
    </style:style>
    <style:style style:name="gr9" style:family="graphic" style:parent-style-name="standard">
      <style:graphic-properties svg:stroke-color="#b2b2b2" draw:fill-color="#dddddd" draw:textarea-horizontal-align="justify" draw:textarea-vertical-align="middle" draw:auto-grow-height="false" fo:min-height="0.539cm" fo:min-width="0.335cm" draw:shadow="visible" draw:shadow-opacity="70%"/>
    </style:style>
    <style:style style:name="gr10" style:family="graphic" style:parent-style-name="standard">
      <style:graphic-properties svg:stroke-color="#b2b2b2" draw:fill-color="#dddddd" draw:textarea-horizontal-align="justify" draw:textarea-vertical-align="middle" draw:auto-grow-height="false" fo:min-height="0.59cm" fo:min-width="0.34cm" draw:shadow="visible" draw:shadow-opacity="70%"/>
    </style:style>
    <style:style style:name="P1" style:family="paragraph">
      <style:paragraph-properties fo:margin-left="5.588cm" fo:margin-right="0cm" fo:text-align="center" fo:text-indent="0cm"/>
    </style:style>
    <style:style style:name="P2" style:family="paragraph">
      <loext:graphic-properties draw:fill-color="#cccccc"/>
      <style:paragraph-properties fo:margin-left="5.588cm" fo:margin-right="0cm" fo:text-align="center" fo:text-indent="0cm"/>
      <style:text-properties fo:font-size="1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6pt"/>
    </style:style>
    <style:style style:name="P5" style:family="paragraph">
      <style:paragraph-properties fo:margin-left="14.427cm" fo:margin-right="0cm" fo:text-align="center" fo:text-indent="0cm"/>
    </style:style>
    <style:style style:name="P6" style:family="paragraph">
      <loext:graphic-properties draw:fill-color="#cccccc"/>
      <style:paragraph-properties fo:margin-left="14.427cm" fo:margin-right="0cm" fo:text-align="center" fo:text-indent="0cm"/>
      <style:text-properties fo:font-size="16pt"/>
    </style:style>
    <style:style style:name="P7" style:family="paragraph">
      <loext:graphic-properties draw:fill="none"/>
      <style:paragraph-properties fo:text-align="center"/>
      <style:text-properties fo:font-size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dddddd"/>
      <style:paragraph-properties fo:text-align="center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668cm" svg:height="3.468cm" svg:x="6.534cm" svg:y="11.367cm">
          <text:p text:style-name="P1"><text:span text:style-name="T1">Sharemind</text:span></text:p>
          <text:p text:style-name="P1"><text:span text:style-name="T1">Web Client A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7" draw:id="id7" draw:layer="layout" svg:width="4.866cm" svg:height="2.262cm" svg:x="7.286cm" svg:y="11.938cm">
          <text:p text:style-name="P3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4" xml:id="id1" draw:id="id1" draw:layer="layout" svg:width="3.937cm" svg:height="3.048cm" svg:x="2.721cm" svg:y="2.054cm">
            <text:p text:style-name="P3"><text:span text:style-name="T1">Sharemind</text:span></text:p>
            <text:p text:style-name="P3"><text:span text:style-name="T1">Application</text:span></text:p>
            <text:p text:style-name="P3"><text:span text:style-name="T1">Server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xml:id="id5" draw:id="id5" draw:layer="layout" svg:width="3.937cm" svg:height="3.048cm" svg:x="12.627cm" svg:y="2.054cm">
            <text:p text:style-name="P3"><text:span text:style-name="T1">Sharemind</text:span></text:p>
            <text:p text:style-name="P3"><text:span text:style-name="T1">Application</text:span></text:p>
            <text:p text:style-name="P3"><text:span text:style-name="T1">Server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xml:id="id3" draw:id="id3" draw:layer="layout" svg:width="3.937cm" svg:height="3.048cm" svg:x="7.751cm" svg:y="2.054cm">
            <text:p text:style-name="P3"><text:span text:style-name="T1">Sharemind</text:span></text:p>
            <text:p text:style-name="P3"><text:span text:style-name="T1">Application</text:span></text:p>
            <text:p text:style-name="P3"><text:span text:style-name="T1">Server 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6" draw:layer="layout" svg:width="19cm" svg:height="4.445cm" svg:x="1.962cm" svg:y="6.192cm">
            <text:p text:style-name="P5"><text:span text:style-name="T1">Sharemind</text:span></text:p>
            <text:p text:style-name="P5"><text:span text:style-name="T1">Web Gateway</text:span></text:p>
            <text:p text:style-name="P5"><text:span text:style-name="T1">AP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xml:id="id2" draw:id="id2" draw:layer="layout" svg:width="3.556cm" svg:height="2.413cm" svg:x="2.911cm" svg:y="7.208cm">
            <text:p text:style-name="P3"><text:span text:style-name="T1">Gateway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6" draw:id="id6" draw:layer="layout" svg:width="3.556cm" svg:height="2.413cm" svg:x="12.817cm" svg:y="7.208cm">
            <text:p text:style-name="P3"><text:span text:style-name="T1">Gateway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4" draw:id="id4" draw:layer="layout" svg:width="3.556cm" svg:height="2.413cm" svg:x="7.941cm" svg:y="7.208cm">
            <text:p text:style-name="P3"><text:span text:style-name="T1">Gateway 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" draw:text-style-name="P7" draw:layer="layout" draw:type="line" svg:x1="4.689cm" svg:y1="5.102cm" svg:x2="4.689cm" svg:y2="7.208cm" draw:start-shape="id1" draw:start-glue-point="2" draw:end-shape="id2" draw:end-glue-point="0" svg:d="M4689 5102v2106" svg:viewBox="0 0 1 2107">
          <text:p/>
        </draw:connector>
        <draw:connector draw:style-name="gr7" draw:text-style-name="P7" draw:layer="layout" draw:type="line" svg:x1="9.719cm" svg:y1="5.102cm" svg:x2="9.719cm" svg:y2="7.208cm" draw:start-shape="id3" draw:start-glue-point="2" draw:end-shape="id4" draw:end-glue-point="0" svg:d="M9719 5102v2106" svg:viewBox="0 0 1 2107">
          <text:p/>
        </draw:connector>
        <draw:connector draw:style-name="gr7" draw:text-style-name="P7" draw:layer="layout" draw:type="line" svg:x1="14.595cm" svg:y1="5.102cm" svg:x2="14.595cm" svg:y2="7.208cm" draw:start-shape="id5" draw:start-glue-point="2" draw:end-shape="id6" draw:end-glue-point="0" svg:d="M14595 5102v2106" svg:viewBox="0 0 1 2107">
          <text:p/>
        </draw:connector>
        <draw:custom-shape draw:style-name="gr8" draw:text-style-name="P4" xml:id="id8" draw:id="id8" draw:layer="layout" svg:width="5.715cm" svg:height="3.109cm" svg:x="6.862cm" svg:y="15.343cm">
          <text:p text:style-name="P3"><text:span text:style-name="T1">Web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7" draw:layer="layout" draw:type="line" svg:x1="9.719cm" svg:y1="14.2cm" svg:x2="9.719cm" svg:y2="15.343cm" draw:start-shape="id7" draw:start-glue-point="2" draw:end-shape="id8" draw:end-glue-point="0" svg:d="M9719 14200v1143" svg:viewBox="0 0 1 1144">
          <text:p/>
        </draw:connector>
        <draw:connector draw:style-name="gr7" draw:text-style-name="P8" draw:layer="layout" draw:type="line" svg:x1="4.689cm" svg:y1="9.621cm" svg:x2="9.719cm" svg:y2="11.938cm" draw:start-shape="id2" draw:start-glue-point="2" draw:end-shape="id7" draw:end-glue-point="0" svg:d="M4689 9621l5030 2317" svg:viewBox="0 0 5031 2318">
          <text:p/>
        </draw:connector>
        <draw:connector draw:style-name="gr7" draw:text-style-name="P8" draw:layer="layout" draw:type="line" svg:x1="9.719cm" svg:y1="9.621cm" svg:x2="9.719cm" svg:y2="11.938cm" draw:start-shape="id4" draw:start-glue-point="2" draw:end-shape="id7" draw:end-glue-point="0" svg:d="M9719 9621v2317" svg:viewBox="0 0 1 2318">
          <text:p/>
        </draw:connector>
        <draw:connector draw:style-name="gr7" draw:text-style-name="P8" draw:layer="layout" draw:type="line" svg:x1="14.595cm" svg:y1="9.621cm" svg:x2="9.719cm" svg:y2="11.938cm" draw:start-shape="id6" draw:start-glue-point="2" draw:end-shape="id7" draw:end-glue-point="0" svg:d="M14595 9621l-4876 2317" svg:viewBox="0 0 4877 2318">
          <text:p/>
        </draw:connector>
        <draw:custom-shape draw:style-name="gr9" draw:text-style-name="P9" draw:layer="layout" svg:width="0.835cm" svg:height="0.789cm" svg:x="12.738cm" svg:y="10.725cm">
          <text:p text:style-name="P3">1.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84cm" svg:height="0.84cm" svg:x="15.2cm" svg:y="5.598cm">
          <text:p text:style-name="P3">2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014cm" fo:margin-left="1cm" fo:margin-right="1cm" fo:page-width="23.012cm" fo:page-height="20.26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0T11:38:49.241362884</meta:creation-date>
    <dc:date>2019-04-26T11:28:02.964487185</dc:date>
    <meta:editing-duration>PT15M33S</meta:editing-duration>
    <meta:editing-cycles>8</meta:editing-cycles>
    <meta:generator>LibreOffice/6.0.7.3$Linux_X86_64 LibreOffice_project/00m0$Build-3</meta:generator>
    <dc:creator>Hendrik Eerikson</dc:creator>
    <meta:document-statistic meta:object-count="21"/>
  </office:meta>
</office:document-meta>
</file>